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fa779"/>
    </style:style>
    <style:style style:name="P3" style:family="paragraph" style:parent-style-name="Standard">
      <style:text-properties style:font-name="Arial" fo:font-size="12pt" officeooo:paragraph-rsid="000fa779" style:font-size-asian="12pt" style:font-size-complex="12pt"/>
    </style:style>
    <style:style style:name="P4" style:family="paragraph" style:parent-style-name="Text_20_body">
      <style:paragraph-properties fo:margin-top="0in" fo:margin-bottom="0.139in" loext:contextual-spacing="false"/>
      <style:text-properties style:font-name="Arial" fo:font-size="12pt" style:font-size-asian="12pt" style:font-size-complex="12pt"/>
    </style:style>
    <style:style style:name="P5" style:family="paragraph" style:parent-style-name="Text_20_body">
      <style:paragraph-properties fo:margin-top="0in" fo:margin-bottom="0.139in" loext:contextual-spacing="false"/>
      <style:text-properties style:font-name="Arial" fo:font-size="12pt" officeooo:paragraph-rsid="000fa779" style:font-size-asian="12pt" style:font-size-complex="12pt"/>
    </style:style>
    <style:style style:name="T1" style:family="text">
      <style:text-properties style:font-name="Arial" fo:font-size="12pt" style:font-size-asian="12pt" style:font-size-complex="12pt"/>
    </style:style>
    <style:style style:name="T2" style:family="text">
      <style:text-properties style:font-name="Arial"/>
    </style:style>
    <style:style style:name="T3" style:family="text">
      <style:text-properties officeooo:rsid="000fa779"/>
    </style:style>
  </office:automatic-styles>
  <office:body>
    <office:text>
      <text:tracked-changes>
        <text:changed-region xml:id="ct2530026437488" text:id="ct2530026437488">
          <text:insertion>
            <office:change-info>
              <dc:creator>Unknown Author</dc:creator>
              <dc:date>2023-11-26T10:20:05.490000000</dc:date>
            </office:change-info>
          </text:insertion>
        </text:changed-region>
        <text:changed-region xml:id="ct2530026437008" text:id="ct2530026437008">
          <text:deletion>
            <office:change-info>
              <dc:creator>Unknown Author</dc:creator>
              <dc:date>2023-11-26T10:20:05.490000000</dc:date>
            </office:change-info>
            <text:p text:style-name="P1"><text:span text:style-name="T1">&lt;YEAR&gt; &lt;COPYRIGHT HOLDER&gt;</text:span></text:p>
          </text:deletion>
        </text:changed-region>
        <text:changed-region xml:id="ct2530026437728" text:id="ct2530026437728">
          <text:insertion>
            <office:change-info>
              <dc:creator>Unknown Author</dc:creator>
              <dc:date>2023-11-26T10:20:05.490000000</dc:date>
            </office:change-info>
          </text:insertion>
        </text:changed-region>
        <text:changed-region xml:id="ct2530029741952" text:id="ct2530029741952">
          <text:insertion>
            <office:change-info>
              <dc:creator>Unknown Author</dc:creator>
              <dc:date>2023-11-26T10:20:05.490000000</dc:date>
            </office:change-info>
          </text:insertion>
        </text:changed-region>
        <text:changed-region xml:id="ct2530048934896" text:id="ct2530048934896">
          <text:deletion>
            <office:change-info>
              <dc:creator>Unknown Author</dc:creator>
              <dc:date>2023-11-26T10:20:05.490000000</dc:date>
            </office:change-info>
            <text:p text:style-name="P4">1. </text:p>
          </text:deletion>
        </text:changed-region>
        <text:changed-region xml:id="ct2529752950352" text:id="ct2529752950352">
          <text:deletion>
            <office:change-info>
              <dc:creator>Unknown Author</dc:creator>
              <dc:date>2023-11-26T10:20:05.490000000</dc:date>
            </office:change-info>
            <text:p text:style-name="P4"/>
            <text:p text:style-name="P4">2. </text:p>
          </text:deletion>
        </text:changed-region>
        <text:changed-region xml:id="ct2529752952992" text:id="ct2529752952992">
          <text:deletion>
            <office:change-info>
              <dc:creator>Unknown Author</dc:creator>
              <dc:date>2023-11-26T10:20:05.490000000</dc:date>
            </office:change-info>
            <text:p text:style-name="P4"/>
            <text:p text:style-name="P5">3. </text:p>
          </text:deletion>
        </text:changed-region>
        <text:changed-region xml:id="ct2529991409104" text:id="ct2529991409104">
          <text:insertion>
            <office:change-info>
              <dc:creator>Unknown Author</dc:creator>
              <dc:date>2023-11-26T10:22:18</dc:date>
            </office:change-info>
          </text:insertion>
        </text:changed-region>
        <text:changed-region xml:id="ct2530048934656" text:id="ct2530048934656">
          <text:deletion>
            <office:change-info>
              <dc:creator>Unknown Author</dc:creator>
              <dc:date>2023-11-26T10:20:05.490000000</dc:date>
            </office:change-info>
            <text:p text:style-name="P5">copyright holder </text:p>
          </text:deletion>
        </text:changed-region>
        <text:changed-region xml:id="ct2530026437248" text:id="ct2530026437248">
          <text:insertion>
            <office:change-info>
              <dc:creator>Unknown Author</dc:creator>
              <dc:date>2023-11-26T10:23:10</dc:date>
            </office:change-info>
          </text:insertion>
        </text:changed-region>
        <text:changed-region xml:id="ct2530030644816" text:id="ct2530030644816">
          <text:deletion>
            <office:change-info>
              <dc:creator>Unknown Author</dc:creator>
              <dc:date>2023-11-26T10:20:05.490000000</dc:date>
            </office:change-info>
            <text:p text:style-name="P4">COPYRIGHT HOLDER</text:p>
          </text:deletion>
        </text:changed-region>
        <text:changed-region xml:id="ct2530026437968" text:id="ct2530026437968">
          <text:insertion>
            <office:change-info>
              <dc:creator>Unknown Author</dc:creator>
              <dc:date>2023-11-26T10:20:05.49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text:change-start text:change-id="ct2530026437488"/>(c) 1996-2000 Intel Corporation<text:change-end text:change-id="ct2530026437488"/><text:change text:change-id="ct2530026437008"/></text:p>
      <text:p text:style-name="P1"><text:change-start text:change-id="ct2530026437728"/>All rights reserved.<text:change-end text:change-id="ct2530026437728"/></text:p>
      <text:p text:style-name="P1"><text:change-start text:change-id="ct2530029741952"/></text:p>
      <text:p text:style-name="P1"><text:change-end text:change-id="ct2530029741952"/>Redistribution and use in source and binary forms, with or without modification, are permitted provided that the following conditions are met:</text:p>
      <text:p text:style-name="P4"><text:change text:change-id="ct2530048934896"/>Redistributions of source code must retain the above copyright notice, this list of conditions and the following disclaimer.<text:change text:change-id="ct2529752950352"/>Redistributions in binary form must reproduce the above copyright notice, this list of conditions and the following disclaimer in the documentation and/or other materials provided with the distribution.<text:change text:change-id="ct2529752952992"/>Neither the name of the <text:change-start text:change-id="ct2529991409104"/><text:span text:style-name="T2">Intel Corporation </text:span><text:change-end text:change-id="ct2529991409104"/><text:change text:change-id="ct2530048934656"/>nor the names of its contributors may be used to endorse or promote products derived from this software without specific prior written permission.</text:p>
      <text:p text:style-name="P3"/>
      <text:p text:style-name="P4">THIS SOFTWARE IS PROVIDED BY THE COPYRIGHT HOLDERS AND CONTRIBUTORS “AS IS” AND ANY EXPRESS OR IMPLIED WARRANTIES, INCLUDING, BUT NOT LIMITED TO, THE IMPLIED WARRANTIES OF MERCHANTABILITY AND FITNESS FOR A PARTICULAR PURPOSE ARE DISCLAIMED. IN NO EVENT SHALL THE <text:change-start text:change-id="ct2530026437248"/><text:span text:style-name="T3">INTEL </text:span><text:change-end text:change-id="ct2530026437248"/><text:change text:change-id="ct2530030644816"/><text:s/>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text:change-start text:change-id="ct2530026437968"/>EXPORT LAWS: THIS LICENSE ADDS NO RESTRICTIONS TO THE EXPORT LAWS OF YOUR JURISDICTION. It is licensee's responsibility to comply with any export regulations applicable in licensee's jurisdiction. Under CURRENT (May 2000) U.S. export regulations this software is eligible for export from the U.S. and can be downloaded by or otherwise exported or reexported worldwide EXCEPT to U.S. embargoed destinations which include Cuba, Iraq, Libya, North Korea, Iran, Syria, Sudan, Afghanistan and any other country to which the U.S. has embargoed goods and services.<text:change-end text:change-id="ct253002643796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6T10:19:21.285000000</meta:creation-date>
    <dc:date>2023-11-26T10:27:05.280000000</dc:date>
    <meta:editing-duration>PT7M44S</meta:editing-duration>
    <meta:editing-cycles>2</meta:editing-cycles>
    <meta:generator>LibreOffice/6.3.4.2$Windows_X86_64 LibreOffice_project/60da17e045e08f1793c57c00ba83cdfce946d0aa</meta:generator>
    <meta:document-statistic meta:table-count="0" meta:image-count="0" meta:object-count="0" meta:page-count="1" meta:paragraph-count="6" meta:word-count="302" meta:character-count="2019" meta:non-whitespace-character-count="1722"/>
  </office:meta>
</office:document-meta>
</file>